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4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BRIELA MULLINI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ICOLA GABY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LANOS APAZA, MILAGROS LAUR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MULLUNI TOSO, GAUDI SUKI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1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6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8213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5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1:59:2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